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\section{Solving Convex Programs by Random Walks}</text:p>
      <text:p text:style-name="Standard"/>
      <text:p text:style-name="Standard">The paper presents a cutting plane method for solving convex programs. At each iteration, we keep a feasible region which is the intersection of half-spaces determined by the cutting planes used so far - other approaches keep a series of ellipses that converge to the solution. The main problem solved is, given a convex set, sample points uniformly at random from its interior. The paper goes on to prove that for isotropic sets, the average of $O(n)$ (and $O(\log^2 m$) if this is a polytope) of these points will in expectation be close to the centroid of the body.</text:p>
      <text:p text:style-name="Standard"/>
      <text:p text:style-name="Standard">This is the basis for a lot of what we are doing in our current research. Instead of a random walk, we want to find a deterministic method to sample from the body of a polytop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9:19:17.645357603</meta:creation-date>
    <dc:date>2019-02-08T19:20:20.870640425</dc:date>
    <meta:editing-duration>PT1M4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3" meta:word-count="141" meta:character-count="795" meta:non-whitespace-character-count="656"/>
  </office:meta>
</office:document-meta>
</file>